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17F000011C854355739651D3C36.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1.1153in" style:rel-column-width="1606*"/>
    </style:style>
    <style:style style:name="Table3.C" style:family="table-column">
      <style:table-column-properties style:column-width="1.116in" style:rel-column-width="1607*"/>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paragraph-rsid="0017a6f2" style:font-size-asian="14pt" style:font-weight-asian="bold" style:font-size-complex="14pt"/>
    </style:style>
    <style:style style:name="P2" style:family="paragraph" style:parent-style-name="Standard">
      <style:paragraph-properties fo:text-align="center" style:justify-single-word="false"/>
      <style:text-properties fo:font-weight="bold" officeooo:paragraph-rsid="0017a6f2" style:font-weight-asian="bold"/>
    </style:style>
    <style:style style:name="P3" style:family="paragraph" style:parent-style-name="Standard">
      <style:paragraph-properties>
        <style:tab-stops>
          <style:tab-stop style:position="3.1492in" style:type="center"/>
        </style:tab-stops>
      </style:paragraph-properties>
      <style:text-properties officeooo:paragraph-rsid="0017a6f2"/>
    </style:style>
    <style:style style:name="P4" style:family="paragraph" style:parent-style-name="Standard">
      <style:paragraph-properties>
        <style:tab-stops>
          <style:tab-stop style:position="3.1492in" style:type="center"/>
        </style:tab-stops>
      </style:paragraph-properties>
      <style:text-properties style:font-name="Times New Roman" fo:font-size="12pt" officeooo:rsid="003ef9d4" officeooo:paragraph-rsid="003ef9d4" style:font-size-asian="12pt" style:font-size-complex="12pt"/>
    </style:style>
    <style:style style:name="P5" style:family="paragraph" style:parent-style-name="Standard">
      <style:paragraph-properties>
        <style:tab-stops>
          <style:tab-stop style:position="3.1492in" style:type="center"/>
        </style:tab-stops>
      </style:paragraph-properties>
      <style:text-properties style:font-name="Times New Roman" fo:font-size="12pt" officeooo:rsid="003ef9d4" officeooo:paragraph-rsid="00439854" style:font-size-asian="12pt" style:font-size-complex="12pt"/>
    </style:style>
    <style:style style:name="P6" style:family="paragraph" style:parent-style-name="Standard">
      <style:paragraph-properties fo:margin-left="1.2402in" fo:margin-right="1.2681in" fo:line-height="145%" fo:text-align="center" style:justify-single-word="false" fo:text-indent="0.6398in" style:auto-text-indent="false"/>
      <style:text-properties fo:font-weight="bold" officeooo:paragraph-rsid="0017a6f2" style:font-weight-asian="bold"/>
    </style:style>
    <style:style style:name="P7" style:family="paragraph" style:parent-style-name="Standard">
      <style:paragraph-properties fo:margin-left="0in" fo:margin-right="1.2681in" fo:line-height="145%" fo:text-indent="0in" style:auto-text-indent="false"/>
      <style:text-properties fo:font-weight="bold" officeooo:paragraph-rsid="0017a6f2" style:font-weight-asian="bold"/>
    </style:style>
    <style:style style:name="P8" style:family="paragraph" style:parent-style-name="Standard">
      <style:paragraph-properties fo:margin-left="0in" fo:margin-right="1.2681in" fo:line-height="145%" fo:text-indent="0in" style:auto-text-indent="false"/>
      <style:text-properties officeooo:paragraph-rsid="0017a6f2"/>
    </style:style>
    <style:style style:name="P9" style:family="paragraph" style:parent-style-name="List">
      <style:paragraph-properties fo:margin-left="0in" fo:margin-right="0in" fo:text-align="justify" style:justify-single-word="false" fo:text-indent="0in" style:auto-text-indent="false"/>
      <style:text-properties fo:font-size="11pt" officeooo:paragraph-rsid="0017a6f2" style:font-size-asian="11pt" style:font-size-complex="11pt"/>
    </style:style>
    <style:style style:name="P10" style:family="paragraph" style:parent-style-name="List">
      <style:paragraph-properties fo:margin-left="0.25in" fo:margin-right="0in" fo:margin-top="0.0835in" fo:margin-bottom="0.0835in" loext:contextual-spacing="false" fo:text-align="justify" style:justify-single-word="false" fo:text-indent="0in" style:auto-text-indent="false"/>
      <style:text-properties fo:font-size="11pt" officeooo:paragraph-rsid="0017a6f2" style:font-size-asian="11pt" style:font-size-complex="11pt"/>
    </style:style>
    <style:style style:name="P11" style:family="paragraph" style:parent-style-name="Table_20_Contents">
      <style:text-properties style:font-name="Times New Roman" fo:font-size="12pt" officeooo:rsid="003ef9d4" officeooo:paragraph-rsid="003ef9d4" style:font-size-asian="12pt" style:font-size-complex="12pt"/>
    </style:style>
    <style:style style:name="P12" style:family="paragraph" style:parent-style-name="Table_20_Contents">
      <style:text-properties style:font-name="Times New Roman" fo:font-size="12pt" officeooo:rsid="004197b8" officeooo:paragraph-rsid="004197b8" style:font-size-asian="12pt" style:font-size-complex="12pt"/>
    </style:style>
    <style:style style:name="P13" style:family="paragraph" style:parent-style-name="Table_20_Contents">
      <style:text-properties style:font-name="Times New Roman" fo:font-size="12pt" officeooo:rsid="00439854" officeooo:paragraph-rsid="003ef9d4" style:font-size-asian="12pt" style:font-size-complex="12pt"/>
    </style:style>
    <style:style style:name="P14" style:family="paragraph" style:parent-style-name="Standard">
      <style:paragraph-properties fo:margin-left="0in" fo:margin-right="1.2681in" fo:line-height="145%" fo:text-indent="0in" style:auto-text-indent="false"/>
      <style:text-properties fo:font-weight="bold" officeooo:paragraph-rsid="004471d9" style:font-weight-asian="bold"/>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text-properties style:font-name="Times New Roman"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properties style:font-name="Times New Roman" fo:font-size="11pt" fo:font-weight="bold" officeooo:paragraph-rsid="0044b0bd" style:font-size-asian="11pt" style:font-weight-asian="bold" style:font-size-complex="11pt" style:font-weight-complex="bold"/>
    </style:style>
    <style:style style:name="P18" style:family="paragraph" style:parent-style-name="Standard">
      <style:paragraph-properties fo:line-height="150%"/>
      <style:text-properties fo:font-size="11pt" officeooo:paragraph-rsid="0017a6f2" style:font-size-asian="11pt" style:font-size-complex="11pt"/>
    </style:style>
    <style:style style:name="P19" style:family="paragraph" style:parent-style-name="Standard">
      <style:paragraph-properties>
        <style:tab-stops>
          <style:tab-stop style:position="3.1492in" style:type="center"/>
        </style:tab-stops>
      </style:paragraph-properties>
      <style:text-properties style:font-name="Times New Roman" fo:font-size="12pt" officeooo:rsid="003ef9d4" officeooo:paragraph-rsid="0017a6f2" style:font-size-asian="12pt" style:font-size-complex="12pt"/>
    </style:style>
    <style:style style:name="P20" style:family="paragraph" style:parent-style-name="Text_20_body">
      <style:paragraph-properties fo:margin-top="0.0835in" fo:margin-bottom="0.0835in" loext:contextual-spacing="false" fo:text-align="justify" style:justify-single-word="false"/>
      <style:text-properties fo:font-size="11pt" officeooo:paragraph-rsid="0017a6f2" style:font-size-asian="11pt" style:font-size-complex="11pt"/>
    </style:style>
    <style:style style:name="P21" style:family="paragraph" style:parent-style-name="Text_20_body">
      <style:paragraph-properties fo:margin-top="0.0835in" fo:margin-bottom="0.0835in" loext:contextual-spacing="false" fo:text-align="start" style:justify-single-word="false"/>
      <style:text-properties style:font-name="Times New Roman" fo:font-size="12pt" officeooo:rsid="00471e27" officeooo:paragraph-rsid="00471e27" style:font-size-asian="12pt" style:font-size-complex="12pt"/>
    </style:style>
    <style:style style:name="P22" style:family="paragraph" style:parent-style-name="List" style:list-style-name="WW8Num2">
      <style:paragraph-properties fo:text-align="justify" style:justify-single-word="false"/>
      <style:text-properties fo:font-size="11pt" officeooo:paragraph-rsid="0017a6f2" style:font-size-asian="11pt" style:font-size-complex="11pt"/>
    </style:style>
    <style:style style:name="P23" style:family="paragraph" style:parent-style-name="List" style:list-style-name="WW8Num2">
      <style:paragraph-properties fo:margin-top="0.0835in" fo:margin-bottom="0in" loext:contextual-spacing="false" fo:text-align="justify" style:justify-single-word="false"/>
      <style:text-properties fo:font-size="11pt" officeooo:paragraph-rsid="0017a6f2" style:font-size-asian="11pt" style:font-size-complex="11pt" style:font-style-complex="italic"/>
    </style:style>
    <style:style style:name="P24" style:family="paragraph" style:parent-style-name="List" style:list-style-name="WW8Num2">
      <style:paragraph-properties fo:margin-top="0.0835in" fo:margin-bottom="0in" loext:contextual-spacing="false" fo:text-align="justify" style:justify-single-word="false"/>
      <style:text-properties fo:font-size="11pt" officeooo:paragraph-rsid="0017a6f2" style:font-size-asian="11pt" style:font-size-complex="11pt"/>
    </style:style>
    <style:style style:name="P25" style:family="paragraph" style:parent-style-name="List" style:list-style-name="WW8Num2">
      <style:paragraph-properties fo:margin-top="0.0835in" fo:margin-bottom="0in" loext:contextual-spacing="false" fo:text-align="justify" style:justify-single-word="false"/>
      <style:text-properties officeooo:paragraph-rsid="0017a6f2"/>
    </style:style>
    <style:style style:name="P26" style:family="paragraph" style:parent-style-name="List" style:list-style-name="WW8Num2">
      <style:paragraph-properties fo:margin-top="0.0835in" fo:margin-bottom="0.0835in" loext:contextual-spacing="false" fo:text-align="justify" style:justify-single-word="false"/>
      <style:text-properties fo:font-size="11pt" officeooo:paragraph-rsid="0017a6f2" style:font-size-asian="11pt" style:font-size-complex="11pt"/>
    </style:style>
    <style:style style:name="P27" style:family="paragraph" style:parent-style-name="List" style:list-style-name="WW8Num2">
      <style:paragraph-properties fo:margin-top="0.0835in" fo:margin-bottom="0.0835in" loext:contextual-spacing="false" fo:text-align="justify" style:justify-single-word="false"/>
      <style:text-properties fo:font-size="11pt" officeooo:paragraph-rsid="0017a6f2" style:font-size-asian="11pt" style:font-size-complex="11pt" style:font-style-complex="italic"/>
    </style:style>
    <style:style style:name="P28" style:family="paragraph" style:parent-style-name="List" style:list-style-name="WW8Num2">
      <style:paragraph-properties fo:margin-top="0.0835in" fo:margin-bottom="0.0835in" loext:contextual-spacing="false" fo:text-align="justify" style:justify-single-word="false"/>
      <style:text-properties officeooo:paragraph-rsid="0017a6f2"/>
    </style:style>
    <style:style style:name="P29" style:family="paragraph" style:parent-style-name="Table_20_Contents">
      <style:paragraph-properties fo:text-align="justify" style:justify-single-word="false"/>
      <style:text-properties fo:font-size="11pt" style:font-size-asian="11pt" style:font-size-complex="11pt"/>
    </style:style>
    <style:style style:name="P30" style:family="paragraph" style:parent-style-name="Table_20_Contents">
      <style:paragraph-properties fo:text-align="center" style:justify-single-word="false"/>
      <style:text-properties fo:font-size="11pt" officeooo:rsid="0044b0bd" officeooo:paragraph-rsid="0044b0bd" style:font-size-asian="11pt" style:font-size-complex="11pt"/>
    </style:style>
    <style:style style:name="P31" style:family="paragraph" style:parent-style-name="Table_20_Contents">
      <style:paragraph-properties fo:text-align="start" style:justify-single-word="false"/>
      <style:text-properties fo:font-size="11pt" style:font-size-asian="11pt" style:font-size-complex="11pt"/>
    </style:style>
    <style:style style:name="P32" style:family="paragraph" style:parent-style-name="Table_20_Contents">
      <style:paragraph-properties fo:text-align="justify" style:justify-single-word="false"/>
      <style:text-properties style:font-name="Times New Roman" fo:font-size="11pt" fo:font-weight="bold" officeooo:rsid="0044b0bd" officeooo:paragraph-rsid="0044b0bd" style:font-size-asian="11pt" style:font-weight-asian="bold" style:font-size-complex="11pt" style:font-weight-complex="bold"/>
    </style:style>
    <style:style style:name="P33" style:family="paragraph" style:parent-style-name="Subtitle" style:master-page-name="Standard">
      <style:paragraph-properties fo:margin-top="0in" fo:margin-bottom="0in" loext:contextual-spacing="false" style:page-number="auto"/>
      <style:text-properties fo:language="en" fo:country="US" officeooo:paragraph-rsid="0017a6f2" style:language-asian="en" style:country-asian="US"/>
    </style:style>
    <style:style style:name="T1" style:family="text">
      <style:text-properties fo:font-size="11pt" style:font-size-asian="11pt" style:font-size-complex="11pt"/>
    </style:style>
    <style:style style:name="T2" style:family="text">
      <style:text-properties fo:font-size="11pt" style:font-size-asian="11pt" style:font-size-complex="11pt" style:font-style-complex="italic"/>
    </style:style>
    <style:style style:name="T3" style:family="text">
      <style:text-properties fo:font-size="11pt" fo:background-color="#ffffff" loext:char-shading-value="0" style:font-size-asian="11pt" style:font-size-complex="11pt"/>
    </style:style>
    <style:style style:name="T4" style:family="text">
      <style:text-properties fo:font-weight="bold" style:font-weight-asian="bold"/>
    </style:style>
    <style:style style:name="T5" style:family="text">
      <style:text-properties style:font-name="Arial" fo:font-size="11.5pt" fo:font-weight="bold" style:font-name-asian="Arial" style:font-size-asian="11.5pt" style:font-weight-asian="bold" style:font-name-complex="Arial" style:font-size-complex="11.5pt"/>
    </style:style>
    <style:style style:name="T6" style:family="text">
      <style:text-properties style:font-name="Times New Roman" fo:font-size="12pt" fo:font-weight="bold" style:font-name-asian="Arial" style:font-size-asian="12pt" style:font-weight-asian="bold" style:font-name-complex="Times New Roman" style:font-size-complex="12pt"/>
    </style:style>
    <style:style style:name="T7" style:family="text">
      <style:text-properties fo:language="tr" fo:country="TR"/>
    </style:style>
    <style:style style:name="T8" style:family="text">
      <style:text-properties fo:language="tr" fo:country="TR" officeooo:rsid="0022d3f4"/>
    </style:style>
    <style:style style:name="T9" style:family="text">
      <style:text-properties fo:language="tr" fo:country="TR" fo:font-weight="bold" style:font-weight-asian="bold" style:font-weight-complex="bold"/>
    </style:style>
    <style:style style:name="T10" style:family="text">
      <style:text-properties fo:language="tr" fo:country="TR" fo:font-weight="bold" officeooo:rsid="0022d3f4" style:font-weight-asian="bold" style:font-weight-complex="bold"/>
    </style:style>
    <style:style style:name="T11" style:family="text">
      <style:text-properties style:font-name="Times New Roman"/>
    </style:style>
    <style:style style:name="T12" style:family="text">
      <style:text-properties style:font-name="Times New Roman" fo:font-size="11pt" fo:language="tr" fo:country="TR" fo:font-weight="bold" style:font-size-asian="11pt" style:font-weight-asian="bold" style:font-size-complex="11pt" style:font-weight-complex="bold"/>
    </style:style>
    <style:style style:name="T13" style:family="text">
      <style:text-properties style:font-name="Times New Roman" fo:font-size="11pt" fo:font-weight="bold" style:font-size-asian="11pt" style:font-weight-asian="bold" style:font-size-complex="11pt" style:font-weight-complex="bold"/>
    </style:style>
    <style:style style:name="T14" style:family="text">
      <style:text-properties officeooo:rsid="0022d3f4"/>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1" text:anchor-type="as-char" svg:width="1.0819in" svg:height="1.1in" draw:z-index="0"><draw:image xlink:href="Pictures/200000090000117F000011C854355739651D3C36.wmf" xlink:type="simple" xlink:show="embed" xlink:actuate="onLoad"/></draw:frame></text:p>
      <text:p text:style-name="P1"/>
      <text:p text:style-name="P2">T.C.</text:p>
      <text:p text:style-name="P2">YILDIRIM BEYAZIT ÜNİVERSİTESİ</text:p>
      <text:p text:style-name="P2">BİLİMSEL ARAŞTIRMA PROJELERİ SÖZLEŞMESİ</text:p>
      <text:p text:style-name="P6"/>
      <text:p text:style-name="P14">Proje No<text:tab/><text:tab/>: <text:text-input text:description="">{{ proje_no }}</text:text-input></text:p>
      <text:p text:style-name="P7">Proje Başlığı<text:tab/><text:tab/>: <text:text-input text:description="">{{ proje_basligi }}</text:text-input></text:p>
      <text:p text:style-name="P7">Proje Yürütücüsü<text:tab/>: <text:text-input text:description="">{{ proje_yurutucusu }}</text:text-input></text:p>
      <text:p text:style-name="P8"><text:span text:style-name="T4">Proje Bütçesi<text:tab/><text:tab/>:</text:span><text:span text:style-name="T5"> </text:span><text:span text:style-name="T6"><text:text-input text:description="">{{ proje_butcesi }}</text:text-input></text:span></text:p>
      <text:p text:style-name="P9">Yıldırım Beyazıt Üniversitesi Bilimsel Araştırma Projeleri Komisyonu tarafından desteklenmesine karar verilen ve yukarıda başlığı, yürütücüsü, numarası ve bütçesi belirtilen projenin, Yıldırım Beyazıt Üniversitesi Bilimsel Araştırma Projeleri Yönergesi’yle belirlenen esaslar dahilinde yürütülmesi ve sonuçlandırılması amacıyla Yıldırım Beyazıt Üniversitesi Bilimsel Araştırma Projeleri Komisyonu adına Komisyon Başkanı ile Proje yürütücüsü arasında aşağıda belirlenen koşullarla işbu sözleşme imzalanmıştır.</text:p>
      <text:list xml:id="list6536407794127975528" text:style-name="WW8Num2">
        <text:list-item>
          <text:p text:style-name="P22">Proje yürütücüsü, projenin Yıldırım Beyazıt Üniversitesi Bilimsel Araştırma Projeleri Yönergesi ve bu sözleşme hükümlerinde öngörülen amaç, kapsam, süre ve diğer hususlara uygun olarak yürütülmesi ve sonuçlandırılmasından sorumludur.</text:p>
        </text:list-item>
        <text:list-item>
          <text:p text:style-name="P23">Desteklenmesi kabul edilen projenin amaç, kapsam, süre, program ve bütçesinde yapılacak değişiklikler, Bilimsel Araştırma Projeleri Komisyonu’nun kararıyla mümkündür.</text:p>
        </text:list-item>
        <text:list-item>
          <text:p text:style-name="P24">Proje yürütücüsü, proje başvuru formunda belirtilen tarihlerde ara ve sonuç raporlarını istenilmeden teslim etmek zorundadır. Ayrıca, istenildiğinde proje ile ilgili ayrıntılı bilgileri ve kayıtları Bilimsel Araştırma Projeleri Komisyonu’na vermekle yükümlüdür. Ara raporların, kabul edilebilir bir mazeret bildirmeksizin belirlenen tarihlerde teslim edilmemesi halinde Proje yürütücüsüne ödeme yapılmaz ve bu durumda Bilimsel Araştırma Projeleri Komisyonu projeyi iptal edebilir. Komisyon zorunlu durumlarda, Proje yürütücüsü ve/veya araştırmacıların değiştirilmesi kararını verir.</text:p>
        </text:list-item>
        <text:list-item>
          <text:p text:style-name="P24">Proje yürütücüsü, tamamlanan projenin tüm yönlerini ve sonuçlarını kapsayan sonuç raporunu yönergeye uygun biçim ve sürede Bilimsel Araştırma Projeleri Komisyonu’ na vermekle yükümlüdür. Sonuç raporunun kabul edilen sürede sunulmaması veya gecikmeye ilişkin kabul edilebilir bir mazeret bildirilmemesi halinde proje iptal edilir.</text:p>
        </text:list-item>
        <text:list-item>
          <text:p text:style-name="P25"><text:span text:style-name="T2">Proje yürütücüsü, proje ile ilgili verileri ve bulguları, yayınladığı her türlü yazı, makale ve sunduğu bildirilerde, “Bu çalışma, </text:span><text:span text:style-name="T1">Yıldırım Beyazıt</text:span><text:span text:style-name="T2"> Üniversitesi Bilimsel Araştırma Projeleri Komisyonu tarafından desteklenmiştir” ibaresini belirtmek zorundadır.</text:span></text:p>
        </text:list-item>
        <text:list-item>
          <text:p text:style-name="P26">Bilimsel ve tıbbi etiğe aykırılık tespit edilen projeler hakkında “Yıldırım Beyazıt Üniversitesi Bilimsel Araştırma Projeleri Yönergesi” nin ilgili maddelerine göre işlem yapılır. </text:p>
        </text:list-item>
        <text:list-item>
          <text:p text:style-name="P26">Klinik veya canlı hayvan türleri üzerinde uygulanacak deneysel çalışmalarda ilgili Etik Kurul(lar) <text:s/>dan onay alınması zorunludur. Bu konuda tüm sorumluluk Proje yürütücüsüne aittir.</text:p>
        </text:list-item>
        <text:list-item>
          <text:p text:style-name="P26"><text:soft-page-break/>Proje ile ilgili çalışmaların sürdürülmesinde, işyeri ve proje çalışanları yönünden çalışmanın gerektirdiği her türlü güvenlik önlemlerinin alınmasından Proje yürütücüsü sorumludur. </text:p>
        </text:list-item>
        <text:list-item>
          <text:p text:style-name="P27">Bilimsel araştırma projelerinin ödeneklerinin nakit akışında meydana gelebilecek kısıntıların neden olacağı aksamalar zorunlu sebep olarak kabul edileceğinden, bu nedenle işbu sözleşme ile öngörülen toplam maddi destek miktarı ve ödeme planında meydana gelecek aksamalardan taraflar sorumlu tutulamazlar.</text:p>
        </text:list-item>
        <text:list-item>
          <text:p text:style-name="P28"><text:span text:style-name="T3">Proje yürütücüsü, proje ile ilgili olarak elde edilecek bilgilerinin gizliliğinin korunması bakımından Komisyona karşı sorumludur. Ulusal güvenlik, milli ekonomi ve ülke çıkarları aleyhine kullanılabilecek proje sonuçları üzerinde proje yürütücüsü ve yardımcısı araştırıcılar tarafından haber ya da beyanat verilemez ve yayın yapılamaz.</text:span><text:span text:style-name="T1"> </text:span></text:p>
        </text:list-item>
        <text:list-item>
          <text:p text:style-name="P28"><text:span text:style-name="T3">Komisyonca desteklenmek sureti ile ele alınan bu projenin </text:span><text:span text:style-name="T1">gerçekleştirilmesi </text:span><text:span text:style-name="T3">sonucunda bir ihtira meydana gelirse, bu ihtira </text:span><text:span text:style-name="T1">ve projeden elde edilen bilimsel sonuçların telif hakkı, Yıldırım Beyazıt Üniversitesi’ne aittir. </text:span></text:p>
        </text:list-item>
        <text:list-item>
          <text:p text:style-name="P28"><text:span text:style-name="T1">Yıldırım Beyazıt</text:span><text:span text:style-name="T3"> Üniversitesi meydana gelen ihtiradan dolayı usulüne uygun olarak istihsal edeceği patenti satma, yahut kiralama yoluyla elde edeceği miktarın %50’sini ihtirayı yapan veya yapanlara verir.</text:span></text:p>
        </text:list-item>
        <text:list-item>
          <text:p text:style-name="P28"><text:span text:style-name="T3">Bu sözleşme konusuna ilişkin olarak araştırma </text:span><text:span text:style-name="T1">projesi öneri formunda belirtilen ve Bilimsel Araştırma Projeleri <text:s/>Komisyonu tarafından kabul edilen proje yürütücüsüne toplam </text:span><text:span text:style-name="T1"><text:text-input text:description="">{{ toplam_destek_tutari }}</text:text-input></text:span><text:span text:style-name="T1"><text:text-input text:description=""/></text:span><text:span text:style-name="T1"> TL destek sağlanacak olup, bu destek bütçenin serbest bırakıldığı oranda kullanılabilir.</text:span></text:p>
        </text:list-item>
        <text:list-item>
          <text:p text:style-name="P28"><text:span text:style-name="T1">Taraflarca </text:span><text:span text:style-name="T1"><text:text-input text:description="">{{ sozlesme_imza_tarihi }}</text:text-input></text:span><text:span text:style-name="T1"> tarihinde imzalanan bu sözleşmenin yürürlülük süresi, imza tarihinden itibaren bir aydır. </text:span><text:span text:style-name="T2">Proje yürütücüsüne herhangi bir nedenle ek süre verilmesi halinde, ayrı bir sözleşme imzalanmasına gerek olmaksızın bu sözleşme hükümleri geçerliliğini korur.</text:span></text:p>
        </text:list-item>
        <text:list-item>
          <text:p text:style-name="P28"><text:span text:style-name="T2">Sözleşmeden doğan a</text:span><text:span text:style-name="T1">nlaşmazlıkların çözümünde yetkili merci, Ankara Mahkemeleri ve İcra Daireleridir.</text:span></text:p>
        </text:list-item>
      </text:list>
      <text:p text:style-name="P10"/>
      <text:p text:style-name="P18"><text:span text:style-name="T4">İmza Tarihi: </text:span><text:span text:style-name="T4"><text:text-input text:description="">{{ sozlesme_imza_tarihi }}</text:text-input></text:span><text:span text:style-name="T4"><text:line-break/></text:span></text:p>
      <table:table table:name="Table2" table:style-name="Table2">
        <table:table-column table:style-name="Table2.A" table:number-columns-repeated="2"/>
        <table:table-row>
          <table:table-cell table:style-name="Table2.A1" office:value-type="string">
            <text:p text:style-name="P29"/>
            <text:p text:style-name="P32">Proje Yürütücüsü</text:p>
          </table:table-cell>
          <table:table-cell table:style-name="Table2.A1" office:value-type="string">
            <text:p text:style-name="P17">YILDIRIM BEYAZIT ÜNİVERSİTESİ</text:p>
            <text:p text:style-name="P17"><text:span text:style-name="T7">Bilimsel Araştırma Projeleri Komisyonu </text:span><text:span text:style-name="T8">Başkanı</text:span></text:p>
          </table:table-cell>
        </table:table-row>
        <table:table-row>
          <table:table-cell table:style-name="Table2.A1" office:value-type="string">
            <text:p text:style-name="P29"/>
            <text:p text:style-name="P31"><text:text-input text:description="">{{ proje_yurutucusu }}</text:text-input></text:p>
          </table:table-cell>
          <table:table-cell table:style-name="Table2.A1" office:value-type="string">
            <text:p text:style-name="P30"/>
            <text:p text:style-name="P30"><text:text-input text:description="">{{ bap_komisyon_baskani }}</text:text-input></text:p>
          </table:table-cell>
        </table:table-row>
      </table:table>
      <text:p text:style-name="P20"/>
      <text:p text:style-name="P21">BÜTÇE TERTİBİ</text:p>
      <table:table table:name="Table3" table:style-name="Table3">
        <table:table-column table:style-name="Table3.A" table:number-columns-repeated="2"/>
        <table:table-column table:style-name="Table3.C"/>
        <table:table-column table:style-name="Table3.A" table:number-columns-repeated="2"/>
        <table:table-column table:style-name="Table3.C"/>
        <table:table-row>
          <table:table-cell table:style-name="Table3.A1" table:number-columns-spanned="6" office:value-type="string">
            <text:p text:style-name="P16">Tüketim Malzemeleri</text:p>
          </table:table-cell>
          <table:covered-table-cell/>
          <table:covered-table-cell/>
          <table:covered-table-cell/>
          <table:covered-table-cell/>
          <table:covered-table-cell/>
        </table:table-row>
        <table:table-row>
          <table:table-cell table:style-name="Table3.A2" office:value-type="string">
            <text:p text:style-name="P16">Yıl</text:p>
          </table:table-cell>
          <table:table-cell table:style-name="Table3.A2" office:value-type="string">
            <text:p text:style-name="P16">Tür</text:p>
          </table:table-cell>
          <table:table-cell table:style-name="Table3.A2" office:value-type="string">
            <text:p text:style-name="P16">Gerekçe</text:p>
          </table:table-cell>
          <table:table-cell table:style-name="Table3.A2" office:value-type="string">
            <text:p text:style-name="P16">Adet/Miktar</text:p>
          </table:table-cell>
          <table:table-cell table:style-name="Table3.A2" office:value-type="string">
            <text:p text:style-name="P16">Birim Fiyat</text:p>
          </table:table-cell>
          <table:table-cell table:style-name="Table3.F2" office:value-type="string">
            <text:p text:style-name="P16">Toplam Tutar</text:p>
          </table:table-cell>
        </table:table-row>
        <table:table-row>
          <table:table-cell table:style-name="Table3.F2" table:number-columns-spanned="6" office:value-type="string">
            <text:p text:style-name="P15"><text:text-input text:description="">{% for malzeme in tuketim_malzemeleri %}</text:text-input></text:p>
          </table:table-cell>
          <table:covered-table-cell/>
          <table:covered-table-cell/>
          <table:covered-table-cell/>
          <table:covered-table-cell/>
          <table:covered-table-cell/>
        </table:table-row>
        <table:table-row>
          <table:table-cell table:style-name="Table3.A2" office:value-type="string">
            <text:p text:style-name="P15"><text:text-input text:description="">{{ malzeme.yil }}</text:text-input></text:p>
          </table:table-cell>
          <table:table-cell table:style-name="Table3.A2" office:value-type="string">
            <text:p text:style-name="P15"><text:text-input text:description="">{{ malzeme.tur }}</text:text-input></text:p>
          </table:table-cell>
          <table:table-cell table:style-name="Table3.A2" office:value-type="string">
            <text:p text:style-name="P15"><text:text-input text:description="">{{ malzeme.gerekce }}</text:text-input></text:p>
          </table:table-cell>
          <table:table-cell table:style-name="Table3.A2" office:value-type="string">
            <text:p text:style-name="P15"><text:text-input text:description="">{{ malzeme.miktar }}</text:text-input></text:p>
          </table:table-cell>
          <table:table-cell table:style-name="Table3.A2" office:value-type="string">
            <text:p text:style-name="P15"><text:text-input text:description="">{{ malzeme.birim_fiyat }}</text:text-input></text:p>
          </table:table-cell>
          <table:table-cell table:style-name="Table3.F2" office:value-type="string">
            <text:p text:style-name="P15"><text:text-input text:description="">{{ malzeme.toplam_tutar }}</text:text-input></text:p>
          </table:table-cell>
        </table:table-row>
        <table:table-row>
          <table:table-cell table:style-name="Table3.F2" table:number-columns-spanned="6" office:value-type="string">
            <text:p text:style-name="P15"><text:text-input text:description="">{% endfor %}</text:text-input></text:p>
          </table:table-cell>
          <table:covered-table-cell/>
          <table:covered-table-cell/>
          <table:covered-table-cell/>
          <table:covered-table-cell/>
          <table:covered-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WW8Num2z0" style:family="text">
      <style:text-properties fo:font-size="11pt" style:font-size-asian="11pt" style:font-size-complex="11pt"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38:52.695984821</meta:creation-date>
    <dc:date>2017-08-10T10:59:58.015530737</dc:date>
    <meta:editing-duration>PT4H4M37S</meta:editing-duration>
    <meta:editing-cycles>32</meta:editing-cycles>
    <meta:generator>LibreOffice/5.1.6.2$Linux_X86_64 LibreOffice_project/10m0$Build-2</meta:generator>
    <meta:document-statistic meta:table-count="2" meta:image-count="1" meta:object-count="0" meta:page-count="2" meta:paragraph-count="46" meta:word-count="656" meta:character-count="5081" meta:non-whitespace-character-count="4511"/>
  </office:meta>
</office:document-meta>
</file>